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rsid="00199612" officeooo:paragraph-rsid="0026bd77"/>
    </style:style>
    <style:style style:name="P10" style:family="paragraph" style:parent-style-name="Standard">
      <style:text-properties officeooo:paragraph-rsid="0019fef1"/>
    </style:style>
    <style:style style:name="P11" style:family="paragraph" style:parent-style-name="Standard">
      <style:text-properties officeooo:rsid="0019fef1" officeooo:paragraph-rsid="0019fef1"/>
    </style:style>
    <style:style style:name="P12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3" style:family="paragraph" style:parent-style-name="Standard">
      <style:text-properties officeooo:rsid="001e4c67" officeooo:paragraph-rsid="001e4c67"/>
    </style:style>
    <style:style style:name="P14" style:family="paragraph" style:parent-style-name="Standard">
      <style:text-properties officeooo:rsid="001f2eff" officeooo:paragraph-rsid="001f2eff"/>
    </style:style>
    <style:style style:name="P15" style:family="paragraph" style:parent-style-name="Standard">
      <style:text-properties officeooo:paragraph-rsid="0022b1ca"/>
    </style:style>
    <style:style style:name="P16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2d26b" officeooo:paragraph-rsid="0022d26b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22d26b" officeooo:paragraph-rsid="0022d26b"/>
    </style:style>
    <style:style style:name="P23" style:family="paragraph" style:parent-style-name="Standard">
      <style:text-properties officeooo:rsid="00261650" officeooo:paragraph-rsid="00261650"/>
    </style:style>
    <style:style style:name="P24" style:family="paragraph" style:parent-style-name="Standard">
      <style:text-properties officeooo:rsid="00199612" officeooo:paragraph-rsid="0026bd77"/>
    </style:style>
    <style:style style:name="P25" style:family="paragraph" style:parent-style-name="Standard">
      <style:text-properties officeooo:rsid="00199612" officeooo:paragraph-rsid="0027e43f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T11" style:family="text">
      <style:text-properties officeooo:rsid="00261650"/>
    </style:style>
    <style:style style:name="T12" style:family="text">
      <style:text-properties officeooo:rsid="0026bd77"/>
    </style:style>
    <style:style style:name="T13" style:family="text">
      <style:text-properties officeooo:rsid="0027e43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20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19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18">3\ About flash the single image (ref to the flowing pic) [QPST]</text:p>
      <text:p text:style-name="P11">a\ starting QPST Configuration and eMMC Software Download app</text:p>
      <text:p text:style-name="P10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5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2">c\ Do not choise “Program Boot Loaders”</text:p>
      <text:p text:style-name="P12">d\ Click Build Contents … <text:s/>and Put in this:</text:p>
      <text:p text:style-name="P10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2"><text:s text:c="4"/>then choise “contents.xml” <text:s/>click “Open”</text:p>
      <text:p text:style-name="P12"><text:s text:c="4"/>then choise “asic” <text:s/>click “OK”</text:p>
      <text:p text:style-name="P12">e\ Click “Switch device to DLOAD...” and click “OK”</text:p>
      <text:p text:style-name="P12"><text:soft-page-break/>f\ <text:s/>Wait a moment, and click “Disable”</text:p>
      <text:p text:style-name="P12">g\ Choise the line “Qualcomm MMC ...” </text:p>
      <text:p text:style-name="P12">h\ Then click “Download”</text:p>
      <text:p text:style-name="P10"><text:span text:style-name="T3">i\ </text:span><text:span text:style-name="T4">W</text:span><text:span text:style-name="T3">aiting to the end …</text:span></text:p>
      <text:p text:style-name="P12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2"/>
      <text:p text:style-name="P5"/>
      <text:p text:style-name="P17">4\ How to flash the image:</text:p>
      <text:p text:style-name="P6">adb reboot bootloader </text:p>
      <text:p text:style-name="P23">sudo ./out/host/linux-x86/bin/fastboot flash system out/target/product/msm8226/system.img</text:p>
      <text:p text:style-name="P9"><text:span text:style-name="T11">sudo ./out/host/linux-x86/bin/fastboot flash </text:span><text:span text:style-name="T12">userdata</text:span><text:span text:style-name="T11"> out/target/product/msm8226/</text:span><text:span text:style-name="T12">userdata</text:span><text:span text:style-name="T11">.img</text:span></text:p>
      <text:p text:style-name="P9"><text:span text:style-name="T11">sudo ./out/host/linux-x86/bin/fastboot flash </text:span><text:span text:style-name="T12">boot</text:span><text:span text:style-name="T11"> out/target/product/msm8226/</text:span><text:span text:style-name="T12">boot</text:span><text:span text:style-name="T11">.img</text:span></text:p>
      <text:p text:style-name="P9"><text:span text:style-name="T11">sudo ./out/host/linux-x86/bin/fastboot </text:span>reboot</text:p>
      <text:p text:style-name="P9"/>
      <text:p text:style-name="P25"><text:span text:style-name="T13">After finishing, try to enter the debug mode:</text:span></text:p>
      <text:p text:style-name="P25"><text:span text:style-name="T13">Settings - - &gt; About phone - - &gt; Quickly clink on “Build number ...” about 5 times - - &gt; go back, then you will find the “Developer options” - - &gt; <text:s/>choise “USB debugging” </text:span></text:p>
      <text:p text:style-name="P25"><text:span text:style-name="T13"/></text:p>
      <text:p text:style-name="P6"/>
      <text:p text:style-name="P16">5\ Use tr32 to trace the crash issue</text:p>
      <text:p text:style-name="P7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3">b\ go to dir wifi_doc/debug</text:p>
      <text:p text:style-name="P13">c\ uncompress RIVA_Debugging.7z</text:p>
      <text:p text:style-name="P13">d\ go to dir RIVA_Debugging/ARM Simulator, <text:s/>right click, then do as</text:p>
      <text:p text:style-name="P13"><text:s text:c="4"/></text:p>
      <text:p text:style-name="P13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text:soft-page-break/></text:p>
      <text:p text:style-name="P13">e\ double click: <text:s/>ARM Simulator</text:p>
      <text:p text:style-name="P13">f\ in the command line:</text:p>
      <text:p text:style-name="P7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3"><text:s text:c="4"/>do load_pronto.cmm</text:p>
      <text:p text:style-name="P13"><text:s text:c="4"/></text:p>
      <text:p text:style-name="P7"><text:span text:style-name="T7"><text:s text:c="4"/></text:span><text:span text:style-name="T8">(From crashScope.exe)</text:span></text:p>
      <text:p text:style-name="P8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4"/>
      <text:p text:style-name="P8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4">// wcnss_proc\build\ms\8x26_PRONTO.elf</text:p>
      <text:p text:style-name="P14"/>
      <text:p text:style-name="P21">6\ How to fix the country code as CN</text:p>
      <text:p text:style-name="P22">a\ add this option to the file WCNCSS_qcom_cfg.ini </text:p>
      <text:p text:style-name="P22"><text:s text:c="3"/>gCountryCodePriority=1 </text:p>
      <text:p text:style-name="P22">b\ adb shell </text:p>
      <text:p text:style-name="P22"><text:s text:c="3"/>$ su </text:p>
      <text:p text:style-name="P22"><text:s text:c="3"/># wpa_cli -pwlan0 -iwlan0 </text:p>
      <text:p text:style-name="P22"><text:s text:c="3"/>&gt; driver country CN <text:s text:c="10"/>//Notice, if the wifi turns off and then turns on, please issue the command again.</text:p>
      <text:p text:style-name="P22"/>
      <text:p text:style-name="P21">7\ How to update the firmware</text:p>
      <text:p text:style-name="P22">Pronto firmware upload for the 8x26 phone </text:p>
      <text:p text:style-name="P22">adb shell mount -t vfat -o remount,rw /dev/block/platform/msm_sdcc.1/mmcblk0p1 /firmware </text:p>
      <text:p text:style-name="P22">adb push &lt;path_to_your_split_images&gt; /firmware/image/ </text:p>
      <text:p text:style-name="P22"><text:soft-page-break/>adb shell sync </text:p>
      <text:p text:style-name="P22">adb re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0-22T19:10:24</dc:date>
    <meta:editing-duration>PT23M47S</meta:editing-duration>
    <meta:editing-cycles>18</meta:editing-cycles>
    <dc:creator>Paul Zhang</dc:creator>
    <meta:document-statistic meta:table-count="0" meta:image-count="2" meta:object-count="0" meta:page-count="4" meta:paragraph-count="78" meta:word-count="587" meta:character-count="3599" meta:non-whitespace-character-count="3127"/>
  </office:meta>
</office:document-meta>
</file>